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dac_bullEprExterne">
        <table:table-row>
          <table:table-cell office:value-type="float" office:value="4827">
            <text:p>4827</text:p>
          </table:table-cell>
          <table:table-cell office:value-type="string">
            <text:p>2013-2014</text:p>
          </table:table-cell>
          <table:table-cell office:value-type="string">
            <text:p>2S:NL2-04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8">
            <text:p>5398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2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9">
            <text:p>5519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4">
            <text:p>5414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0">
            <text:p>5580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3">
            <text:p>5613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8">
            <text:p>5578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5">
            <text:p>5575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6">
            <text:p>5656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50">
            <text:p>5550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8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5">
            <text:p>5525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8">
            <text:p>5428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8">
            <text:p>5528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2">
            <text:p>5592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8">
            <text:p>5438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20">
            <text:p>5620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3">
            <text:p>5603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2">
            <text:p>5512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8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4">
            <text:p>5454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6">
            <text:p>5506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4">
            <text:p>5444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4">
            <text:p>5404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8">
            <text:p>5418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0">
            <text:p>5420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1">
            <text:p>5511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4">
            <text:p>5524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0">
            <text:p>5460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7">
            <text:p>5407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5">
            <text:p>5415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5">
            <text:p>5515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3">
            <text:p>5493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0">
            <text:p>5410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5">
            <text:p>5475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3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4">
            <text:p>5514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7">
            <text:p>5437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5">
            <text:p>5455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7">
            <text:p>5617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0">
            <text:p>5520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8">
            <text:p>5518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6">
            <text:p>5566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9">
            <text:p>5599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3">
            <text:p>5503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9">
            <text:p>5619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2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5">
            <text:p>5485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4">
            <text:p>5464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1">
            <text:p>5441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9">
            <text:p>5589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3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2">
            <text:p>5412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9">
            <text:p>5539</text:p>
          </table:table-cell>
          <table:table-cell office:value-type="string">
            <text:p>2013-2014</text:p>
          </table:table-cell>
          <table:table-cell office:value-type="string">
            <text:p>2C:NL4-02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8">
            <text:p>5468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2">
            <text:p>5602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0">
            <text:p>5510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0">
            <text:p>5430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49">
            <text:p>5649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7">
            <text:p>5597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2">
            <text:p>5562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8">
            <text:p>5478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1">
            <text:p>5411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1">
            <text:p>5491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0">
            <text:p>5450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7.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9">
            <text:p>5439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9">
            <text:p>5489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2">
            <text:p>6092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3">
            <text:p>5443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9">
            <text:p>5469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8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0">
            <text:p>5570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16">
            <text:p>6116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1">
            <text:p>6071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5">
            <text:p>5505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6">
            <text:p>5586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3">
            <text:p>5513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8">
            <text:p>5458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92">
            <text:p>5692</text:p>
          </table:table-cell>
          <table:table-cell office:value-type="string">
            <text:p>2013-2014</text:p>
          </table:table-cell>
          <table:table-cell office:value-type="string">
            <text:p>2C:NL4-03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3">
            <text:p>5463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4">
            <text:p>5434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4.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9">
            <text:p>5499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7">
            <text:p>5487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2">
            <text:p>5532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0">
            <text:p>5470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8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4">
            <text:p>5474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3">
            <text:p>5403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89">
            <text:p>5389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6">
            <text:p>5546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6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0">
            <text:p>5660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1">
            <text:p>5501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2">
            <text:p>5472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1">
            <text:p>5451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2">
            <text:p>5402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4">
            <text:p>5424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47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45">
            <text:p>5545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8">
            <text:p>5508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3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7">
            <text:p>5397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6">
            <text:p>5416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7">
            <text:p>5517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7">
            <text:p>5507</text:p>
          </table:table-cell>
          <table:table-cell office:value-type="string">
            <text:p>2013-2014</text:p>
          </table:table-cell>
          <table:table-cell office:value-type="string">
            <text:p>2C:NL4-05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6">
            <text:p>5456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72">
            <text:p>5672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5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65">
            <text:p>5465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9">
            <text:p>5459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9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31">
            <text:p>5431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9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71">
            <text:p>5471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7">
            <text:p>5567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2">
            <text:p>5442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6">
            <text:p>5616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7">
            <text:p>5537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5">
            <text:p>5605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4">
            <text:p>5494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0">
            <text:p>6070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4">
            <text:p>5544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6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1">
            <text:p>5391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0">
            <text:p>5490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0">
            <text:p>5590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47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92">
            <text:p>5492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3">
            <text:p>5453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6">
            <text:p>5536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4">
            <text:p>6094</text:p>
          </table:table-cell>
          <table:table-cell office:value-type="string">
            <text:p>2013-2014</text:p>
          </table:table-cell>
          <table:table-cell office:value-type="string">
            <text:p>2C:NL4-06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2">
            <text:p>5572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8">
            <text:p>5448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9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64">
            <text:p>5564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1">
            <text:p>5651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5">
            <text:p>5405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3">
            <text:p>5573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0">
            <text:p>5530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8">
            <text:p>5488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662">
            <text:p>5662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8">
            <text:p>5408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1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09">
            <text:p>6109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6">
            <text:p>5476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8">
            <text:p>5498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4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49">
            <text:p>5449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31">
            <text:p>5631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9">
            <text:p>5399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6">
            <text:p>5396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0">
            <text:p>5440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0">
            <text:p>5500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7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59">
            <text:p>6059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2">
            <text:p>5482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7">
            <text:p>5497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85">
            <text:p>5085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6">
            <text:p>5446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5">
            <text:p>5435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3">
            <text:p>5433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1">
            <text:p>5611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3">
            <text:p>5393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1">
            <text:p>5401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3">
            <text:p>5653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8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3">
            <text:p>5423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8">
            <text:p>5568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9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3">
            <text:p>5413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9">
            <text:p>5409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6">
            <text:p>5496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87">
            <text:p>5687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2">
            <text:p>5502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7">
            <text:p>5667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6">
            <text:p>5526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7">
            <text:p>5447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2">
            <text:p>5452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5">
            <text:p>5395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8">
            <text:p>5548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6">
            <text:p>5486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7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1">
            <text:p>5461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9">
            <text:p>5479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8">
            <text:p>5538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2">
            <text:p>5462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6">
            <text:p>5426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88">
            <text:p>6088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0">
            <text:p>5400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5">
            <text:p>5615</text:p>
          </table:table-cell>
          <table:table-cell office:value-type="string">
            <text:p>2013-2014</text:p>
          </table:table-cell>
          <table:table-cell office:value-type="string">
            <text:p>2C:NL4-11</text:p>
          </table:table-cell>
          <table:table-cell office:value-type="string">
            <text:p>3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9">
            <text:p>5429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4">
            <text:p>5484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4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5">
            <text:p>5425</text:p>
          </table:table-cell>
          <table:table-cell office:value-type="string">
            <text:p>2013-2014</text:p>
          </table:table-cell>
          <table:table-cell office:value-type="string">
            <text:p>2C:NL4-07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3">
            <text:p>5663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1">
            <text:p>5481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1">
            <text:p>5601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7">
            <text:p>5467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9">
            <text:p>5549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30">
            <text:p>6130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5">
            <text:p>5445</text:p>
          </table:table-cell>
          <table:table-cell office:value-type="string">
            <text:p>2013-2014</text:p>
          </table:table-cell>
          <table:table-cell office:value-type="string">
            <text:p>2C:NL4-08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6">
            <text:p>5466</text:p>
          </table:table-cell>
          <table:table-cell office:value-type="string">
            <text:p>2013-2014</text:p>
          </table:table-cell>
          <table:table-cell office:value-type="string">
            <text:p>2C:NL4-01</text:p>
          </table:table-cell>
          <table:table-cell office:value-type="string">
            <text:p>8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5">
            <text:p>5525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8">
            <text:p>5418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0">
            <text:p>5420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6">
            <text:p>5506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5">
            <text:p>4905</text:p>
          </table:table-cell>
          <table:table-cell office:value-type="string">
            <text:p>2013-2014</text:p>
          </table:table-cell>
          <table:table-cell office:value-type="string">
            <text:p>2S:NL2-04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21">
            <text:p>5021</text:p>
          </table:table-cell>
          <table:table-cell office:value-type="string">
            <text:p>2013-2014</text:p>
          </table:table-cell>
          <table:table-cell office:value-type="string">
            <text:p>2S:NL2-04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4">
            <text:p>4904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7">
            <text:p>4877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54">
            <text:p>4954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57">
            <text:p>4857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91">
            <text:p>4791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3">
            <text:p>4873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8">
            <text:p>4828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47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846">
            <text:p>4846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60">
            <text:p>4960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38">
            <text:p>4838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73">
            <text:p>5073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96">
            <text:p>4996</text:p>
          </table:table-cell>
          <table:table-cell office:value-type="string">
            <text:p>2013-2014</text:p>
          </table:table-cell>
          <table:table-cell office:value-type="string">
            <text:p>2S:NL4-09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63">
            <text:p>4763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99">
            <text:p>4899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9">
            <text:p>4829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93">
            <text:p>4793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6">
            <text:p>4786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4">
            <text:p>4754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49">
            <text:p>4949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38">
            <text:p>5038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43">
            <text:p>5043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35">
            <text:p>4935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89">
            <text:p>4989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42">
            <text:p>4842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1">
            <text:p>4781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9">
            <text:p>4759</text:p>
          </table:table-cell>
          <table:table-cell office:value-type="string">
            <text:p>2013-2014</text:p>
          </table:table-cell>
          <table:table-cell office:value-type="string">
            <text:p>2S:NL4-10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3">
            <text:p>5603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4">
            <text:p>5454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8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0">
            <text:p>5460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8">
            <text:p>5428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6">
            <text:p>5656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2">
            <text:p>5512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20">
            <text:p>5620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4">
            <text:p>5524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1">
            <text:p>5511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4">
            <text:p>5444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6">
            <text:p>5466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8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4">
            <text:p>5404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3">
            <text:p>5613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5">
            <text:p>5575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8">
            <text:p>5438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2">
            <text:p>5592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50">
            <text:p>5550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8">
            <text:p>5528</text:p>
          </table:table-cell>
          <table:table-cell office:value-type="string">
            <text:p>2013-2014</text:p>
          </table:table-cell>
          <table:table-cell office:value-type="string">
            <text:p>2C:FR5-01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1">
            <text:p>5431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9">
            <text:p>5539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5">
            <text:p>5465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9">
            <text:p>5589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6">
            <text:p>5396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8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619">
            <text:p>5619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8">
            <text:p>5518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1">
            <text:p>5441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4">
            <text:p>5514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8">
            <text:p>5488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1">
            <text:p>5471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3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2">
            <text:p>5662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7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1">
            <text:p>5651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7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8">
            <text:p>5448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0">
            <text:p>5530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8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80">
            <text:p>5580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3">
            <text:p>5503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9">
            <text:p>5399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5">
            <text:p>5425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8">
            <text:p>5578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5">
            <text:p>5405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7">
            <text:p>5437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6">
            <text:p>5456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3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5">
            <text:p>5475</text:p>
          </table:table-cell>
          <table:table-cell office:value-type="string">
            <text:p>2013-2014</text:p>
          </table:table-cell>
          <table:table-cell office:value-type="string">
            <text:p>2C:FR5-02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5">
            <text:p>5515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1">
            <text:p>6071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3">
            <text:p>5443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8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2">
            <text:p>5562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92">
            <text:p>5692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6">
            <text:p>5586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1">
            <text:p>5491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8">
            <text:p>5458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5">
            <text:p>5505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7">
            <text:p>5407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9">
            <text:p>5469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9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0">
            <text:p>5450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8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8">
            <text:p>5478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9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5">
            <text:p>5415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1">
            <text:p>5411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4">
            <text:p>5414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8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9">
            <text:p>5439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16">
            <text:p>6116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9">
            <text:p>5519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3">
            <text:p>5513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0">
            <text:p>5570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7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2">
            <text:p>6092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9">
            <text:p>5489</text:p>
          </table:table-cell>
          <table:table-cell office:value-type="string">
            <text:p>2013-2014</text:p>
          </table:table-cell>
          <table:table-cell office:value-type="string">
            <text:p>2C:FR5-03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2">
            <text:p>5602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8">
            <text:p>5508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0">
            <text:p>5430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5">
            <text:p>5545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2">
            <text:p>5442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5">
            <text:p>5605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89">
            <text:p>5389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1">
            <text:p>5451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4">
            <text:p>5474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7">
            <text:p>5567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4">
            <text:p>5494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2">
            <text:p>5492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9">
            <text:p>5499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7">
            <text:p>5507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7">
            <text:p>5397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0">
            <text:p>5490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7">
            <text:p>5517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49">
            <text:p>5649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1">
            <text:p>5391</text:p>
          </table:table-cell>
          <table:table-cell office:value-type="string">
            <text:p>2013-2014</text:p>
          </table:table-cell>
          <table:table-cell office:value-type="string">
            <text:p>2C:FR5-05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6">
            <text:p>5616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4">
            <text:p>5424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8">
            <text:p>5468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6">
            <text:p>5416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0">
            <text:p>5510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6">
            <text:p>5536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4">
            <text:p>5434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3">
            <text:p>5463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7">
            <text:p>5487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4">
            <text:p>5544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0">
            <text:p>5470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2">
            <text:p>5472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2">
            <text:p>5532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3">
            <text:p>5403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2">
            <text:p>5402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4">
            <text:p>6094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6">
            <text:p>5546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1">
            <text:p>5501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2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0">
            <text:p>5660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0">
            <text:p>5590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7">
            <text:p>5537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7">
            <text:p>5597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0">
            <text:p>6070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3">
            <text:p>5453</text:p>
          </table:table-cell>
          <table:table-cell office:value-type="string">
            <text:p>2013-2014</text:p>
          </table:table-cell>
          <table:table-cell office:value-type="string">
            <text:p>2C:FR5-06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5">
            <text:p>5455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5">
            <text:p>5485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72">
            <text:p>5672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4">
            <text:p>5484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9">
            <text:p>5599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7">
            <text:p>5617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4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09">
            <text:p>6109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6">
            <text:p>5476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3">
            <text:p>5573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2">
            <text:p>5412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8">
            <text:p>5498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4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08">
            <text:p>5408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3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31">
            <text:p>5631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9">
            <text:p>5449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0">
            <text:p>5410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3">
            <text:p>5493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34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59">
            <text:p>5459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6">
            <text:p>5566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0">
            <text:p>5520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4">
            <text:p>5564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4">
            <text:p>5464</text:p>
          </table:table-cell>
          <table:table-cell office:value-type="string">
            <text:p>2013-2014</text:p>
          </table:table-cell>
          <table:table-cell office:value-type="string">
            <text:p>2C:FR5-07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5">
            <text:p>5445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85">
            <text:p>5085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2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1">
            <text:p>5601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3">
            <text:p>5393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9">
            <text:p>5429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3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9">
            <text:p>5549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7">
            <text:p>5467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0">
            <text:p>5500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1">
            <text:p>5401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42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72">
            <text:p>5572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3">
            <text:p>5653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9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59">
            <text:p>6059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7">
            <text:p>5497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0">
            <text:p>5440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3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1">
            <text:p>5481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3">
            <text:p>5433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3">
            <text:p>5663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7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30">
            <text:p>6130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2">
            <text:p>5482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6">
            <text:p>5446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5">
            <text:p>5435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8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3">
            <text:p>5423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1">
            <text:p>5611</text:p>
          </table:table-cell>
          <table:table-cell office:value-type="string">
            <text:p>2013-2014</text:p>
          </table:table-cell>
          <table:table-cell office:value-type="string">
            <text:p>2C:FR5-08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8">
            <text:p>5538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8">
            <text:p>5398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5">
            <text:p>5615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9">
            <text:p>5409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0">
            <text:p>5400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9">
            <text:p>5479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88">
            <text:p>6088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8">
            <text:p>5548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2">
            <text:p>5502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6">
            <text:p>5496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7">
            <text:p>5667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6">
            <text:p>5526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7">
            <text:p>5447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6">
            <text:p>5426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6">
            <text:p>5486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2">
            <text:p>5452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8">
            <text:p>5568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9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3">
            <text:p>5413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87">
            <text:p>5687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5">
            <text:p>5395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1">
            <text:p>5461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2">
            <text:p>5462</text:p>
          </table:table-cell>
          <table:table-cell office:value-type="string">
            <text:p>2013-2014</text:p>
          </table:table-cell>
          <table:table-cell office:value-type="string">
            <text:p>2C:FR5-11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7">
            <text:p>4827</text:p>
          </table:table-cell>
          <table:table-cell office:value-type="string">
            <text:p>2013-2014</text:p>
          </table:table-cell>
          <table:table-cell office:value-type="string">
            <text:p>2S:FR5-04</text:p>
          </table:table-cell>
          <table:table-cell office:value-type="string">
            <text:p>7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5">
            <text:p>4905</text:p>
          </table:table-cell>
          <table:table-cell office:value-type="string">
            <text:p>2013-2014</text:p>
          </table:table-cell>
          <table:table-cell office:value-type="string">
            <text:p>2S:FR5-04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21">
            <text:p>5021</text:p>
          </table:table-cell>
          <table:table-cell office:value-type="string">
            <text:p>2013-2014</text:p>
          </table:table-cell>
          <table:table-cell office:value-type="string">
            <text:p>2S:FR5-04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9">
            <text:p>4829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8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49">
            <text:p>4949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9">
            <text:p>4759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38">
            <text:p>5038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7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99">
            <text:p>4899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63">
            <text:p>4763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43">
            <text:p>5043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35">
            <text:p>4935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42">
            <text:p>4842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4">
            <text:p>4754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4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793">
            <text:p>4793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6">
            <text:p>4786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1">
            <text:p>4781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89">
            <text:p>4989</text:p>
          </table:table-cell>
          <table:table-cell office:value-type="string">
            <text:p>2013-2014</text:p>
          </table:table-cell>
          <table:table-cell office:value-type="string">
            <text:p>2S:FR7-0a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57">
            <text:p>4857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91">
            <text:p>4791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3">
            <text:p>4873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7">
            <text:p>4877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8">
            <text:p>4828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8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54">
            <text:p>4954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73">
            <text:p>5073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38">
            <text:p>4838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60">
            <text:p>4960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4">
            <text:p>4904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46">
            <text:p>4846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96">
            <text:p>4996</text:p>
          </table:table-cell>
          <table:table-cell office:value-type="string">
            <text:p>2013-2014</text:p>
          </table:table-cell>
          <table:table-cell office:value-type="string">
            <text:p>2S:FR7-9a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0">
            <text:p>5460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20">
            <text:p>5620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4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4">
            <text:p>5524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3">
            <text:p>5603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0">
            <text:p>5420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8">
            <text:p>5418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1">
            <text:p>5511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4">
            <text:p>5444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4">
            <text:p>5454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2">
            <text:p>5512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8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6">
            <text:p>5506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6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6">
            <text:p>5656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5">
            <text:p>5575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2">
            <text:p>5592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6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5">
            <text:p>5525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2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8">
            <text:p>5438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8">
            <text:p>5528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3">
            <text:p>5613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6">
            <text:p>5466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9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4">
            <text:p>5404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8">
            <text:p>5428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50">
            <text:p>5550</text:p>
          </table:table-cell>
          <table:table-cell office:value-type="string">
            <text:p>2013-2014</text:p>
          </table:table-cell>
          <table:table-cell office:value-type="string">
            <text:p>2C:MATH5-0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9">
            <text:p>5599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9">
            <text:p>5589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0">
            <text:p>5580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9">
            <text:p>5539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3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7">
            <text:p>5617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1">
            <text:p>5441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3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6">
            <text:p>5566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8">
            <text:p>5518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9">
            <text:p>5619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20">
            <text:p>5520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3">
            <text:p>5503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4">
            <text:p>5464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2">
            <text:p>5412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8">
            <text:p>5578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1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5">
            <text:p>5485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4">
            <text:p>5514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5">
            <text:p>5455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3">
            <text:p>5493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7">
            <text:p>5437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0">
            <text:p>5410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3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5">
            <text:p>5475</text:p>
          </table:table-cell>
          <table:table-cell office:value-type="string">
            <text:p>2013-2014</text:p>
          </table:table-cell>
          <table:table-cell office:value-type="string">
            <text:p>2C:MATH5-02</text:p>
          </table:table-cell>
          <table:table-cell office:value-type="string">
            <text:p>1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1">
            <text:p>5411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7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5">
            <text:p>5415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5">
            <text:p>5515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9">
            <text:p>5519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8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8">
            <text:p>5478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7">
            <text:p>5407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8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86">
            <text:p>5586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7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92">
            <text:p>5692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8">
            <text:p>5458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4">
            <text:p>5414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3">
            <text:p>5513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5">
            <text:p>5505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7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1">
            <text:p>6071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9">
            <text:p>5469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2">
            <text:p>5562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6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2">
            <text:p>6092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0">
            <text:p>5450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9">
            <text:p>5489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9">
            <text:p>5439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0">
            <text:p>5570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3">
            <text:p>5443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9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16">
            <text:p>6116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1">
            <text:p>5491</text:p>
          </table:table-cell>
          <table:table-cell office:value-type="string">
            <text:p>2013-2014</text:p>
          </table:table-cell>
          <table:table-cell office:value-type="string">
            <text:p>2C:MATH5-03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0">
            <text:p>5430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49">
            <text:p>5649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3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567">
            <text:p>5567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2">
            <text:p>5492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7">
            <text:p>5507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1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5">
            <text:p>5545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5">
            <text:p>5605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8">
            <text:p>5508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1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1">
            <text:p>5391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7">
            <text:p>5517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7">
            <text:p>5397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3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2">
            <text:p>5602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2">
            <text:p>5442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0">
            <text:p>5490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4">
            <text:p>5494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3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9">
            <text:p>5499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1">
            <text:p>5451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4">
            <text:p>5474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2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89">
            <text:p>5389</text:p>
          </table:table-cell>
          <table:table-cell office:value-type="string">
            <text:p>2013-2014</text:p>
          </table:table-cell>
          <table:table-cell office:value-type="string">
            <text:p>2C:MATH5-05</text:p>
          </table:table-cell>
          <table:table-cell office:value-type="string">
            <text:p>1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6">
            <text:p>5416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9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6">
            <text:p>5546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6">
            <text:p>5536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94">
            <text:p>6094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3">
            <text:p>5463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2">
            <text:p>5402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2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2">
            <text:p>5532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3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7">
            <text:p>5487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3">
            <text:p>5403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1">
            <text:p>5501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4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4">
            <text:p>5424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0">
            <text:p>5470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7">
            <text:p>5597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3">
            <text:p>5453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70">
            <text:p>6070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6">
            <text:p>5616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4">
            <text:p>5544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90">
            <text:p>5590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0">
            <text:p>5660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10">
            <text:p>5510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6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2">
            <text:p>5472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8">
            <text:p>5468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3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4">
            <text:p>5434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7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7">
            <text:p>5537</text:p>
          </table:table-cell>
          <table:table-cell office:value-type="string">
            <text:p>2013-2014</text:p>
          </table:table-cell>
          <table:table-cell office:value-type="string">
            <text:p>2C:MATH5-06</text:p>
          </table:table-cell>
          <table:table-cell office:value-type="string">
            <text:p>8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4">
            <text:p>5484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3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8">
            <text:p>5498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8">
            <text:p>5488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31">
            <text:p>5631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8">
            <text:p>5408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1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9">
            <text:p>5399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0">
            <text:p>5530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3">
            <text:p>5573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2">
            <text:p>5662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6">
            <text:p>5456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3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1">
            <text:p>5431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2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465">
            <text:p>5465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4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672">
            <text:p>5672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8">
            <text:p>5448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09">
            <text:p>6109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6">
            <text:p>5476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9">
            <text:p>5459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5">
            <text:p>5405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9">
            <text:p>5449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7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1">
            <text:p>5651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6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4">
            <text:p>5564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5">
            <text:p>5425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6">
            <text:p>5396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1">
            <text:p>5471</text:p>
          </table:table-cell>
          <table:table-cell office:value-type="string">
            <text:p>2013-2014</text:p>
          </table:table-cell>
          <table:table-cell office:value-type="string">
            <text:p>2C:MATH5-07</text:p>
          </table:table-cell>
          <table:table-cell office:value-type="string">
            <text:p>4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30">
            <text:p>6130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01">
            <text:p>5601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4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9">
            <text:p>5549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5">
            <text:p>5445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1">
            <text:p>5481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2">
            <text:p>5482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9">
            <text:p>5429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3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7">
            <text:p>5497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3">
            <text:p>5663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72">
            <text:p>5572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2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3">
            <text:p>5433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2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35">
            <text:p>5435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2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1">
            <text:p>5611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2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6">
            <text:p>5446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85">
            <text:p>5085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1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0">
            <text:p>5440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2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53">
            <text:p>5653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6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0">
            <text:p>5500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1">
            <text:p>5401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59">
            <text:p>6059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4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3">
            <text:p>5423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3">
            <text:p>5393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1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7">
            <text:p>5467</text:p>
          </table:table-cell>
          <table:table-cell office:value-type="string">
            <text:p>2013-2014</text:p>
          </table:table-cell>
          <table:table-cell office:value-type="string">
            <text:p>2C:MATH5-08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79">
            <text:p>5479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4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88">
            <text:p>6088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7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26">
            <text:p>5426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26">
            <text:p>5526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67">
            <text:p>5667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15">
            <text:p>5615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4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8">
            <text:p>5538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96">
            <text:p>5496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2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687">
            <text:p>5687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48">
            <text:p>5548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13">
            <text:p>5413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4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2">
            <text:p>5462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8">
            <text:p>5398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2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395">
            <text:p>5395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86">
            <text:p>5486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7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9">
            <text:p>5409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8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61">
            <text:p>5461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3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52">
            <text:p>5452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66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02">
            <text:p>5502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3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68">
            <text:p>5568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9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7">
            <text:p>5447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67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00">
            <text:p>5400</text:p>
          </table:table-cell>
          <table:table-cell office:value-type="string">
            <text:p>2013-2014</text:p>
          </table:table-cell>
          <table:table-cell office:value-type="string">
            <text:p>2C:MATH5-11</text:p>
          </table:table-cell>
          <table:table-cell office:value-type="string">
            <text:p>52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7">
            <text:p>4827</text:p>
          </table:table-cell>
          <table:table-cell office:value-type="string">
            <text:p>2013-2014</text:p>
          </table:table-cell>
          <table:table-cell office:value-type="string">
            <text:p>2S:MATH5-04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5">
            <text:p>4905</text:p>
          </table:table-cell>
          <table:table-cell office:value-type="string">
            <text:p>2013-2014</text:p>
          </table:table-cell>
          <table:table-cell office:value-type="string">
            <text:p>2S:MATH5-04</text:p>
          </table:table-cell>
          <table:table-cell office:value-type="string">
            <text:p>44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021">
            <text:p>5021</text:p>
          </table:table-cell>
          <table:table-cell office:value-type="string">
            <text:p>2013-2014</text:p>
          </table:table-cell>
          <table:table-cell office:value-type="string">
            <text:p>2S:MATH5-04</text:p>
          </table:table-cell>
          <table:table-cell office:value-type="string">
            <text:p>1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842">
            <text:p>4842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49">
            <text:p>4949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36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829">
            <text:p>4829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5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38">
            <text:p>5038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37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5043">
            <text:p>5043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40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935">
            <text:p>4935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9">
            <text:p>4759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6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99">
            <text:p>4899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54">
            <text:p>4754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47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793">
            <text:p>4793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41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763">
            <text:p>4763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7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6">
            <text:p>4786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81">
            <text:p>4781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6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89">
            <text:p>4989</text:p>
          </table:table-cell>
          <table:table-cell office:value-type="string">
            <text:p>2013-2014</text:p>
          </table:table-cell>
          <table:table-cell office:value-type="string">
            <text:p>2S:MATH7-0a</text:p>
          </table:table-cell>
          <table:table-cell office:value-type="string">
            <text:p>84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791">
            <text:p>4791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58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3">
            <text:p>4873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8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28">
            <text:p>4828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77">
            <text:p>4877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41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57">
            <text:p>4857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5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54">
            <text:p>4954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59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073">
            <text:p>5073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8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38">
            <text:p>4838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44</text:p>
          </table:table-cell>
          <table:table-cell office:value-type="string">
            <text:p>reussite</text:p>
          </table:table-cell>
        </table:table-row>
        <table:table-row>
          <table:table-cell office:value-type="float" office:value="4960">
            <text:p>4960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55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846">
            <text:p>4846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04">
            <text:p>4904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63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4996">
            <text:p>4996</text:p>
          </table:table-cell>
          <table:table-cell office:value-type="string">
            <text:p>2013-2014</text:p>
          </table:table-cell>
          <table:table-cell office:value-type="string">
            <text:p>2S:MATH7-9a</text:p>
          </table:table-cell>
          <table:table-cell office:value-type="string">
            <text:p>60</text:p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479">
            <text:p>6479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81">
            <text:p>5781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04">
            <text:p>6004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6">
            <text:p>5826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4">
            <text:p>5894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3">
            <text:p>5733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12">
            <text:p>6012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77">
            <text:p>5777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83">
            <text:p>5783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3">
            <text:p>5893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74">
            <text:p>5774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05">
            <text:p>6005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08">
            <text:p>6008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1">
            <text:p>5761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5">
            <text:p>5805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18">
            <text:p>6018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77">
            <text:p>5877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47">
            <text:p>5847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2">
            <text:p>5732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40">
            <text:p>5840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9">
            <text:p>5809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23">
            <text:p>5723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0">
            <text:p>5820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5">
            <text:p>5755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5">
            <text:p>5905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36">
            <text:p>5936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99">
            <text:p>5999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52">
            <text:p>5852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4">
            <text:p>5904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0">
            <text:p>5800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96">
            <text:p>5996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45">
            <text:p>5845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477">
            <text:p>6477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87">
            <text:p>5887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9">
            <text:p>5749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5">
            <text:p>5735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1">
            <text:p>5801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5">
            <text:p>5835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29">
            <text:p>5729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79">
            <text:p>5779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5">
            <text:p>5825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27">
            <text:p>5927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3">
            <text:p>5743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7">
            <text:p>5747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28">
            <text:p>5728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61">
            <text:p>5861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5">
            <text:p>5745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6">
            <text:p>579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4">
            <text:p>5744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58">
            <text:p>5858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48">
            <text:p>6048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6">
            <text:p>5736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10">
            <text:p>6010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7">
            <text:p>5767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1">
            <text:p>5821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88">
            <text:p>5788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74">
            <text:p>5974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09">
            <text:p>6009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6">
            <text:p>5746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9">
            <text:p>5769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9">
            <text:p>5759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59">
            <text:p>5859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17">
            <text:p>6117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4">
            <text:p>5754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43">
            <text:p>5943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44">
            <text:p>5844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7">
            <text:p>5757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57">
            <text:p>5857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5">
            <text:p>5895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531">
            <text:p>5531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7">
            <text:p>5837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4">
            <text:p>5834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7">
            <text:p>5797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43">
            <text:p>5843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6">
            <text:p>581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1">
            <text:p>5731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87">
            <text:p>5787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8">
            <text:p>5738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8">
            <text:p>5748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5">
            <text:p>5815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9">
            <text:p>5799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62">
            <text:p>5862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6">
            <text:p>589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4">
            <text:p>5824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6">
            <text:p>576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67">
            <text:p>5967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0">
            <text:p>5790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56">
            <text:p>585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76">
            <text:p>5776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27">
            <text:p>5727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444">
            <text:p>5444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62">
            <text:p>5962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4">
            <text:p>5814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6">
            <text:p>5836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3">
            <text:p>5813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1">
            <text:p>5811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89">
            <text:p>5889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32">
            <text:p>6132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2">
            <text:p>5892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2">
            <text:p>5762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1">
            <text:p>5791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1">
            <text:p>5891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6">
            <text:p>5756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2">
            <text:p>5822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60">
            <text:p>5860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3">
            <text:p>5763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1">
            <text:p>5901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9">
            <text:p>5839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7">
            <text:p>5807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3">
            <text:p>5903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2">
            <text:p>5802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3">
            <text:p>5753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9">
            <text:p>5739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8">
            <text:p>5758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6">
            <text:p>5906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90">
            <text:p>5890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72">
            <text:p>5972</text:p>
          </table:table-cell>
          <table:table-cell office:value-type="string">
            <text:p>2014-2015</text:p>
          </table:table-cell>
          <table:table-cell office:value-type="string">
            <text:p>2C:EDM4-02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68">
            <text:p>5768</text:p>
          </table:table-cell>
          <table:table-cell office:value-type="string">
            <text:p>2014-2015</text:p>
          </table:table-cell>
          <table:table-cell office:value-type="string">
            <text:p>2C:EDM4-05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25">
            <text:p>5725</text:p>
          </table:table-cell>
          <table:table-cell office:value-type="string">
            <text:p>2014-2015</text:p>
          </table:table-cell>
          <table:table-cell office:value-type="string">
            <text:p>2C:EDM4-06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2014-2015</text:p>
          </table:table-cell>
          <table:table-cell office:value-type="string">
            <text:p>2C:EDM4-07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37">
            <text:p>5737</text:p>
          </table:table-cell>
          <table:table-cell office:value-type="string">
            <text:p>2014-2015</text:p>
          </table:table-cell>
          <table:table-cell office:value-type="string">
            <text:p>2C:EDM4-08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497">
            <text:p>6497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24">
            <text:p>6124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00">
            <text:p>5900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79">
            <text:p>5879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2">
            <text:p>5792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2">
            <text:p>5742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08">
            <text:p>5808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114">
            <text:p>6114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95">
            <text:p>5795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12">
            <text:p>5812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46">
            <text:p>6046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13">
            <text:p>6013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40">
            <text:p>5740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71">
            <text:p>5771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440">
            <text:p>6440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23">
            <text:p>5823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838">
            <text:p>5838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6011">
            <text:p>6011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  <table:table-row>
          <table:table-cell office:value-type="float" office:value="5752">
            <text:p>5752</text:p>
          </table:table-cell>
          <table:table-cell office:value-type="string">
            <text:p>2014-2015</text:p>
          </table:table-cell>
          <table:table-cell office:value-type="string">
            <text:p>2C:EDM4-11</text:p>
          </table:table-cell>
          <table:table-cell office:value-type="string">
            <text:p/>
          </table:table-cell>
          <table:table-cell office:value-type="string">
            <text:p>coteExtern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9</meta:generator>
    <meta:initial-creator>phpMyAdmin 4.0.9</meta:initial-creator>
    <meta:creation-date>2015-05-09T18:03:14</meta:creation-date>
  </office:meta>
</office:document-meta>
</file>